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text-position="0% 100%" fo:font-size="12pt" fo:font-weight="normal" officeooo:rsid="0067ed23" officeooo:paragraph-rsid="0067ed23" style:font-size-asian="10.5pt" style:font-weight-asian="normal" style:font-size-complex="12pt" style:font-weight-complex="normal"/>
    </style:style>
    <style:style style:name="P2" style:family="paragraph" style:parent-style-name="Standard">
      <style:text-properties style:text-position="0% 100%" fo:font-size="12pt" fo:font-weight="normal" officeooo:rsid="0067ed23" officeooo:paragraph-rsid="006dd32a" style:font-size-asian="10.5pt" style:font-weight-asian="normal" style:font-size-complex="12pt" style:font-weight-complex="normal"/>
    </style:style>
    <style:style style:name="P3" style:family="paragraph" style:parent-style-name="Standard">
      <style:text-properties style:text-position="0% 100%" fo:font-size="14pt" fo:font-weight="bold" officeooo:rsid="0067ed23" officeooo:paragraph-rsid="0067ed23" style:font-size-asian="12.25pt" style:font-weight-asian="bold" style:font-size-complex="14pt" style:font-weight-complex="bold"/>
    </style:style>
    <style:style style:name="T1" style:family="text">
      <style:text-properties officeooo:rsid="0069c393"/>
    </style:style>
    <style:style style:name="T2" style:family="text">
      <style:text-properties officeooo:rsid="006bbb8e"/>
    </style:style>
    <style:style style:name="T3" style:family="text">
      <style:text-properties officeooo:rsid="006de40d"/>
    </style:style>
    <style:style style:name="T4" style:family="text">
      <style:text-properties officeooo:rsid="006ee13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XODUS</text:p>
      <text:p text:style-name="P3"/>
      <text:p text:style-name="P1">“My leader wants to talk about your people and this land<text:span text:style-name="T1">s</text:span>” This was what Martinus heard when the woman opened her mouth.</text:p>
      <text:p text:style-name="P1">“Then <text:span text:style-name="T1">take me to your leader.</text:span>” Asked Martinus.</text:p>
      <text:p text:style-name="P1">“My leader is at <text:span text:style-name="T2">our</text:span> capital.” <text:span text:style-name="T1">Indra told Martinus. Martinus thought of the advantages of going to their capital himself. On one hand it could be a trap but he knew that any traps set against him will fail. Small details were given to him by the void but one of the things the void made absolutely clear was to emphasize that there were no threats that would require his capabilities in this world. With that solved he evaluated the advantage of going there. By going inside the capital it would allow him scout the people that had been shadowing his group ever since the first time they landed more closely. The benefits of scouting would allow him to tailor the camps defences according to what weapons he could see openly. Though the people of the ground could hide any significant weapons they have.</text:span></text:p>
      <text:p text:style-name="P2">“<text:span text:style-name="T2">I will go with you to your capital then. I’ll have to alert my people that I will be going with you.” Martinus told Indra then he pressed a button on his radio.</text:span></text:p>
      <text:p text:style-name="P2"><text:span text:style-name="T2">“You heard the conversation I will be leaving with them to the capital.” Martinus said to the radio.</text:span></text:p>
      <text:p text:style-name="P2"><text:span text:style-name="T2">“I’m coming with you with a couple of others.”Pike replied.</text:span></text:p>
      <text:p text:style-name="P2"><text:span text:style-name="T2">“It’s okay I can handle myself.” assured Martinus.</text:span></text:p>
      <text:p text:style-name="P2">“<text:span text:style-name="T3">If I ask for me to put a cover on your head would you allow it?” Indra asked starting to lead him to the capital already.</text:span></text:p>
      <text:p text:style-name="P2">“<text:span text:style-name="T4">no. You don’t need to do it anyway my people already know about the big city we are going to, along with other settlements near us.” Martinus replied. This information unnerved Indra for these people to know about Polis without any of the scouts reporting that any one of them had come close to the capital. That unnerved her it meant that they had someone either good at slipping through the scouts or had technology like the Mountain Men allowing them to observe them without them knowing. So she didn’t say anything to the man.</text:span></text:p>
      <text:p text:style-name="P2">“<text:span text:style-name="T4">I am called Martinus by the way” Martinus told her.</text:span></text:p>
      <text:p text:style-name="P2">“<text:span text:style-name="T4">Indra” she simply replied.</text:spa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4T17:54:51.117000000</meta:creation-date>
    <dc:date>2018-11-18T22:33:32.322000000</dc:date>
    <meta:editing-duration>PT1H38M12S</meta:editing-duration>
    <meta:editing-cycles>17</meta:editing-cycles>
    <meta:generator>LibreOffice/6.1.3.2$Windows_X86_64 LibreOffice_project/86daf60bf00efa86ad547e59e09d6bb77c699acb</meta:generator>
    <meta:document-statistic meta:table-count="0" meta:image-count="0" meta:object-count="0" meta:page-count="1" meta:paragraph-count="12" meta:word-count="379" meta:character-count="2077" meta:non-whitespace-character-count="1710"/>
  </office:meta>
</office:document-meta>
</file>